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453.51pt" svg:height="255.09pt" svg:x="363.34pt" svg:y="2.83pt">
            <draw:object draw:notify-on-update-of-ranges="'relay1.comm.sub.network'.E2:'relay1.comm.sub.network'.E82 'relay1.comm.sub.network'.F2:'relay1.comm.sub.network'.F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098375.08131" calcext:value-type="float">
            <text:p>1456098375.08131</text:p>
          </table:table-cell>
          <table:table-cell office:value-type="float" office:value="1456098375.08295" calcext:value-type="float">
            <text:p>1456098375.08295</text:p>
          </table:table-cell>
          <table:table-cell office:value-type="float" office:value="4320" calcext:value-type="float">
            <text:p>4320</text:p>
          </table:table-cell>
          <table:table-cell table:formula="of:=[.B2]-[.B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098375.71425" calcext:value-type="float">
            <text:p>1456098375.71425</text:p>
          </table:table-cell>
          <table:table-cell office:value-type="float" office:value="1456098375.71555" calcext:value-type="float">
            <text:p>1456098375.71555</text:p>
          </table:table-cell>
          <table:table-cell office:value-type="float" office:value="7120" calcext:value-type="float">
            <text:p>7120</text:p>
          </table:table-cell>
          <table:table-cell table:formula="of:=[.B3]-[.B$2]" office:value-type="float" office:value="0.632937908172607" calcext:value-type="float">
            <text:p>0.6329379082</text:p>
          </table:table-cell>
          <table:table-cell table:formula="of:=[.D3]/([.E3]-[.E2])" office:value-type="float" office:value="11249.1287187342" calcext:value-type="float">
            <text:p>11249.1287187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098376.33992" calcext:value-type="float">
            <text:p>1456098376.33992</text:p>
          </table:table-cell>
          <table:table-cell office:value-type="float" office:value="1456098376.34131" calcext:value-type="float">
            <text:p>1456098376.34131</text:p>
          </table:table-cell>
          <table:table-cell office:value-type="float" office:value="6400" calcext:value-type="float">
            <text:p>6400</text:p>
          </table:table-cell>
          <table:table-cell table:formula="of:=[.B4]-[.B$2]" office:value-type="float" office:value="1.25860738754272" calcext:value-type="float">
            <text:p>1.2586073875</text:p>
          </table:table-cell>
          <table:table-cell table:formula="of:=[.D4]/([.E4]-[.E3])" office:value-type="float" office:value="10229.0429867909" calcext:value-type="float">
            <text:p>10229.0429867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098376.96527" calcext:value-type="float">
            <text:p>1456098376.96527</text:p>
          </table:table-cell>
          <table:table-cell office:value-type="float" office:value="1456098376.96669" calcext:value-type="float">
            <text:p>1456098376.96669</text:p>
          </table:table-cell>
          <table:table-cell office:value-type="float" office:value="5624" calcext:value-type="float">
            <text:p>5624</text:p>
          </table:table-cell>
          <table:table-cell table:formula="of:=[.B5]-[.B$2]" office:value-type="float" office:value="1.88395762443542" calcext:value-type="float">
            <text:p>1.8839576244</text:p>
          </table:table-cell>
          <table:table-cell table:formula="of:=[.D5]/([.E5]-[.E4])" office:value-type="float" office:value="8993.36030948843" calcext:value-type="float">
            <text:p>8993.36030948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098377.59011" calcext:value-type="float">
            <text:p>1456098377.59011</text:p>
          </table:table-cell>
          <table:table-cell office:value-type="float" office:value="1456098377.59145" calcext:value-type="float">
            <text:p>1456098377.59145</text:p>
          </table:table-cell>
          <table:table-cell office:value-type="float" office:value="4936" calcext:value-type="float">
            <text:p>4936</text:p>
          </table:table-cell>
          <table:table-cell table:formula="of:=[.B6]-[.B$2]" office:value-type="float" office:value="2.50879573822021" calcext:value-type="float">
            <text:p>2.5087957382</text:p>
          </table:table-cell>
          <table:table-cell table:formula="of:=[.D6]/([.E6]-[.E5])" office:value-type="float" office:value="7899.64615010678" calcext:value-type="float">
            <text:p>7899.64615010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098378.21512" calcext:value-type="float">
            <text:p>1456098378.21512</text:p>
          </table:table-cell>
          <table:table-cell office:value-type="float" office:value="1456098378.21656" calcext:value-type="float">
            <text:p>1456098378.21656</text:p>
          </table:table-cell>
          <table:table-cell office:value-type="float" office:value="4456" calcext:value-type="float">
            <text:p>4456</text:p>
          </table:table-cell>
          <table:table-cell table:formula="of:=[.B7]-[.B$2]" office:value-type="float" office:value="3.13380074501038" calcext:value-type="float">
            <text:p>3.133800745</text:p>
          </table:table-cell>
          <table:table-cell table:formula="of:=[.D7]/([.E7]-[.E6])" office:value-type="float" office:value="7129.54288619972" calcext:value-type="float">
            <text:p>7129.5428861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098378.83997" calcext:value-type="float">
            <text:p>1456098378.83997</text:p>
          </table:table-cell>
          <table:table-cell office:value-type="float" office:value="1456098378.84127" calcext:value-type="float">
            <text:p>1456098378.84127</text:p>
          </table:table-cell>
          <table:table-cell office:value-type="float" office:value="4296" calcext:value-type="float">
            <text:p>4296</text:p>
          </table:table-cell>
          <table:table-cell table:formula="of:=[.B8]-[.B$2]" office:value-type="float" office:value="3.75865268707275" calcext:value-type="float">
            <text:p>3.7586526871</text:p>
          </table:table-cell>
          <table:table-cell table:formula="of:=[.D8]/([.E8]-[.E7])" office:value-type="float" office:value="6875.22869148919" calcext:value-type="float">
            <text:p>6875.22869148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098379.4651" calcext:value-type="float">
            <text:p>1456098379.4651</text:p>
          </table:table-cell>
          <table:table-cell office:value-type="float" office:value="1456098379.46684" calcext:value-type="float">
            <text:p>1456098379.46684</text:p>
          </table:table-cell>
          <table:table-cell office:value-type="float" office:value="4464" calcext:value-type="float">
            <text:p>4464</text:p>
          </table:table-cell>
          <table:table-cell table:formula="of:=[.B9]-[.B$2]" office:value-type="float" office:value="4.38378596305847" calcext:value-type="float">
            <text:p>4.3837859631</text:p>
          </table:table-cell>
          <table:table-cell table:formula="of:=[.D9]/([.E9]-[.E8])" office:value-type="float" office:value="7140.87726806913" calcext:value-type="float">
            <text:p>7140.87726806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98380.09101" calcext:value-type="float">
            <text:p>1456098380.09101</text:p>
          </table:table-cell>
          <table:table-cell office:value-type="float" office:value="1456098380.09236" calcext:value-type="float">
            <text:p>1456098380.09236</text:p>
          </table:table-cell>
          <table:table-cell office:value-type="float" office:value="4936" calcext:value-type="float">
            <text:p>4936</text:p>
          </table:table-cell>
          <table:table-cell table:formula="of:=[.B10]-[.B$2]" office:value-type="float" office:value="5.00969791412354" calcext:value-type="float">
            <text:p>5.0096979141</text:p>
          </table:table-cell>
          <table:table-cell table:formula="of:=[.D10]/([.E10]-[.E9])" office:value-type="float" office:value="7886.09323020724" calcext:value-type="float">
            <text:p>7886.0932302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98380.71661" calcext:value-type="float">
            <text:p>1456098380.71661</text:p>
          </table:table-cell>
          <table:table-cell office:value-type="float" office:value="1456098380.71791" calcext:value-type="float">
            <text:p>1456098380.71791</text:p>
          </table:table-cell>
          <table:table-cell office:value-type="float" office:value="5632" calcext:value-type="float">
            <text:p>5632</text:p>
          </table:table-cell>
          <table:table-cell table:formula="of:=[.B11]-[.B$2]" office:value-type="float" office:value="5.63529896736145" calcext:value-type="float">
            <text:p>5.6352989674</text:p>
          </table:table-cell>
          <table:table-cell table:formula="of:=[.D11]/([.E11]-[.E10])" office:value-type="float" office:value="9002.54238839678" calcext:value-type="float">
            <text:p>9002.5423883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98381.34184" calcext:value-type="float">
            <text:p>1456098381.34184</text:p>
          </table:table-cell>
          <table:table-cell office:value-type="float" office:value="1456098381.34313" calcext:value-type="float">
            <text:p>1456098381.34313</text:p>
          </table:table-cell>
          <table:table-cell office:value-type="float" office:value="6408" calcext:value-type="float">
            <text:p>6408</text:p>
          </table:table-cell>
          <table:table-cell table:formula="of:=[.B12]-[.B$2]" office:value-type="float" office:value="6.26052284240723" calcext:value-type="float">
            <text:p>6.2605228424</text:p>
          </table:table-cell>
          <table:table-cell table:formula="of:=[.D12]/([.E12]-[.E11])" office:value-type="float" office:value="10249.128761327" calcext:value-type="float">
            <text:p>10249.128761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98381.96695" calcext:value-type="float">
            <text:p>1456098381.96695</text:p>
          </table:table-cell>
          <table:table-cell office:value-type="float" office:value="1456098381.96832" calcext:value-type="float">
            <text:p>1456098381.96832</text:p>
          </table:table-cell>
          <table:table-cell office:value-type="float" office:value="7128" calcext:value-type="float">
            <text:p>7128</text:p>
          </table:table-cell>
          <table:table-cell table:formula="of:=[.B13]-[.B$2]" office:value-type="float" office:value="6.88563990592957" calcext:value-type="float">
            <text:p>6.8856399059</text:p>
          </table:table-cell>
          <table:table-cell table:formula="of:=[.D13]/([.E13]-[.E12])" office:value-type="float" office:value="11402.6642623318" calcext:value-type="float">
            <text:p>11402.66426233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98382.59253" calcext:value-type="float">
            <text:p>1456098382.59253</text:p>
          </table:table-cell>
          <table:table-cell office:value-type="float" office:value="1456098382.59392" calcext:value-type="float">
            <text:p>1456098382.59392</text:p>
          </table:table-cell>
          <table:table-cell office:value-type="float" office:value="7656" calcext:value-type="float">
            <text:p>7656</text:p>
          </table:table-cell>
          <table:table-cell table:formula="of:=[.B14]-[.B$2]" office:value-type="float" office:value="7.51121520996094" calcext:value-type="float">
            <text:p>7.51121521</text:p>
          </table:table-cell>
          <table:table-cell table:formula="of:=[.D14]/([.E14]-[.E13])" office:value-type="float" office:value="12238.3347786633" calcext:value-type="float">
            <text:p>12238.33477866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98383.2177" calcext:value-type="float">
            <text:p>1456098383.2177</text:p>
          </table:table-cell>
          <table:table-cell office:value-type="float" office:value="1456098383.21896" calcext:value-type="float">
            <text:p>1456098383.21896</text:p>
          </table:table-cell>
          <table:table-cell office:value-type="float" office:value="7888" calcext:value-type="float">
            <text:p>7888</text:p>
          </table:table-cell>
          <table:table-cell table:formula="of:=[.B15]-[.B$2]" office:value-type="float" office:value="8.13638663291931" calcext:value-type="float">
            <text:p>8.1363866329</text:p>
          </table:table-cell>
          <table:table-cell table:formula="of:=[.D15]/([.E15]-[.E14])" office:value-type="float" office:value="12617.3393573769" calcext:value-type="float">
            <text:p>12617.3393573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98383.84271" calcext:value-type="float">
            <text:p>1456098383.84271</text:p>
          </table:table-cell>
          <table:table-cell office:value-type="float" office:value="1456098383.844" calcext:value-type="float">
            <text:p>1456098383.844</text:p>
          </table:table-cell>
          <table:table-cell office:value-type="float" office:value="7784" calcext:value-type="float">
            <text:p>7784</text:p>
          </table:table-cell>
          <table:table-cell table:formula="of:=[.B16]-[.B$2]" office:value-type="float" office:value="8.76139807701111" calcext:value-type="float">
            <text:p>8.761398077</text:p>
          </table:table-cell>
          <table:table-cell table:formula="of:=[.D16]/([.E16]-[.E15])" office:value-type="float" office:value="12454.1719573006" calcext:value-type="float">
            <text:p>12454.1719573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98384.46788" calcext:value-type="float">
            <text:p>1456098384.46788</text:p>
          </table:table-cell>
          <table:table-cell office:value-type="float" office:value="1456098384.46917" calcext:value-type="float">
            <text:p>1456098384.46917</text:p>
          </table:table-cell>
          <table:table-cell office:value-type="float" office:value="7360" calcext:value-type="float">
            <text:p>7360</text:p>
          </table:table-cell>
          <table:table-cell table:formula="of:=[.B17]-[.B$2]" office:value-type="float" office:value="9.38656258583069" calcext:value-type="float">
            <text:p>9.3865625858</text:p>
          </table:table-cell>
          <table:table-cell table:formula="of:=[.D17]/([.E17]-[.E16])" office:value-type="float" office:value="11772.9012062712" calcext:value-type="float">
            <text:p>11772.90120627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98385.09325" calcext:value-type="float">
            <text:p>1456098385.09325</text:p>
          </table:table-cell>
          <table:table-cell office:value-type="float" office:value="1456098385.09476" calcext:value-type="float">
            <text:p>1456098385.09476</text:p>
          </table:table-cell>
          <table:table-cell office:value-type="float" office:value="6704" calcext:value-type="float">
            <text:p>6704</text:p>
          </table:table-cell>
          <table:table-cell table:formula="of:=[.B18]-[.B$2]" office:value-type="float" office:value="10.0119349956512" calcext:value-type="float">
            <text:p>10.0119349957</text:p>
          </table:table-cell>
          <table:table-cell table:formula="of:=[.D18]/([.E18]-[.E17])" office:value-type="float" office:value="10720.0124193577" calcext:value-type="float">
            <text:p>10720.01241935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98385.72017" calcext:value-type="float">
            <text:p>1456098385.72017</text:p>
          </table:table-cell>
          <table:table-cell office:value-type="float" office:value="1456098385.72159" calcext:value-type="float">
            <text:p>1456098385.72159</text:p>
          </table:table-cell>
          <table:table-cell office:value-type="float" office:value="5928" calcext:value-type="float">
            <text:p>5928</text:p>
          </table:table-cell>
          <table:table-cell table:formula="of:=[.B19]-[.B$2]" office:value-type="float" office:value="10.6388580799103" calcext:value-type="float">
            <text:p>10.6388580799</text:p>
          </table:table-cell>
          <table:table-cell table:formula="of:=[.D19]/([.E19]-[.E18])" office:value-type="float" office:value="9455.70541082622" calcext:value-type="float">
            <text:p>9455.70541082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98386.34608" calcext:value-type="float">
            <text:p>1456098386.34608</text:p>
          </table:table-cell>
          <table:table-cell office:value-type="float" office:value="1456098386.34735" calcext:value-type="float">
            <text:p>1456098386.34735</text:p>
          </table:table-cell>
          <table:table-cell office:value-type="float" office:value="5184" calcext:value-type="float">
            <text:p>5184</text:p>
          </table:table-cell>
          <table:table-cell table:formula="of:=[.B20]-[.B$2]" office:value-type="float" office:value="11.2647705078125" calcext:value-type="float">
            <text:p>11.2647705078</text:p>
          </table:table-cell>
          <table:table-cell table:formula="of:=[.D20]/([.E20]-[.E19])" office:value-type="float" office:value="8282.3087845922" calcext:value-type="float">
            <text:p>8282.30878459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98386.9704" calcext:value-type="float">
            <text:p>1456098386.9704</text:p>
          </table:table-cell>
          <table:table-cell office:value-type="float" office:value="1456098386.97174" calcext:value-type="float">
            <text:p>1456098386.97174</text:p>
          </table:table-cell>
          <table:table-cell office:value-type="float" office:value="4616" calcext:value-type="float">
            <text:p>4616</text:p>
          </table:table-cell>
          <table:table-cell table:formula="of:=[.B21]-[.B$2]" office:value-type="float" office:value="11.8890850543976" calcext:value-type="float">
            <text:p>11.8890850544</text:p>
          </table:table-cell>
          <table:table-cell table:formula="of:=[.D21]/([.E21]-[.E20])" office:value-type="float" office:value="7393.70886878882" calcext:value-type="float">
            <text:p>7393.70886878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98387.59512" calcext:value-type="float">
            <text:p>1456098387.59512</text:p>
          </table:table-cell>
          <table:table-cell office:value-type="float" office:value="1456098387.59658" calcext:value-type="float">
            <text:p>1456098387.59658</text:p>
          </table:table-cell>
          <table:table-cell office:value-type="float" office:value="4320" calcext:value-type="float">
            <text:p>4320</text:p>
          </table:table-cell>
          <table:table-cell table:formula="of:=[.B22]-[.B$2]" office:value-type="float" office:value="12.5138049125671" calcext:value-type="float">
            <text:p>12.5138049126</text:p>
          </table:table-cell>
          <table:table-cell table:formula="of:=[.D22]/([.E22]-[.E21])" office:value-type="float" office:value="6915.09953382578" calcext:value-type="float">
            <text:p>6915.09953382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98388.22023" calcext:value-type="float">
            <text:p>1456098388.22023</text:p>
          </table:table-cell>
          <table:table-cell office:value-type="float" office:value="1456098388.22148" calcext:value-type="float">
            <text:p>1456098388.22148</text:p>
          </table:table-cell>
          <table:table-cell office:value-type="float" office:value="4352" calcext:value-type="float">
            <text:p>4352</text:p>
          </table:table-cell>
          <table:table-cell table:formula="of:=[.B23]-[.B$2]" office:value-type="float" office:value="13.1389131546021" calcext:value-type="float">
            <text:p>13.1389131546</text:p>
          </table:table-cell>
          <table:table-cell table:formula="of:=[.D23]/([.E23]-[.E22])" office:value-type="float" office:value="6961.99427131684" calcext:value-type="float">
            <text:p>6961.99427131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98388.84453" calcext:value-type="float">
            <text:p>1456098388.84453</text:p>
          </table:table-cell>
          <table:table-cell office:value-type="float" office:value="1456098388.84583" calcext:value-type="float">
            <text:p>1456098388.84583</text:p>
          </table:table-cell>
          <table:table-cell office:value-type="float" office:value="4720" calcext:value-type="float">
            <text:p>4720</text:p>
          </table:table-cell>
          <table:table-cell table:formula="of:=[.B24]-[.B$2]" office:value-type="float" office:value="13.7632110118866" calcext:value-type="float">
            <text:p>13.7632110119</text:p>
          </table:table-cell>
          <table:table-cell table:formula="of:=[.D24]/([.E24]-[.E23])" office:value-type="float" office:value="7560.49367289225" calcext:value-type="float">
            <text:p>7560.49367289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98389.4692" calcext:value-type="float">
            <text:p>1456098389.4692</text:p>
          </table:table-cell>
          <table:table-cell office:value-type="float" office:value="1456098389.47047" calcext:value-type="float">
            <text:p>1456098389.47047</text:p>
          </table:table-cell>
          <table:table-cell office:value-type="float" office:value="5336" calcext:value-type="float">
            <text:p>5336</text:p>
          </table:table-cell>
          <table:table-cell table:formula="of:=[.B25]-[.B$2]" office:value-type="float" office:value="14.387885093689" calcext:value-type="float">
            <text:p>14.3878850937</text:p>
          </table:table-cell>
          <table:table-cell table:formula="of:=[.D25]/([.E25]-[.E24])" office:value-type="float" office:value="8542.05441756776" calcext:value-type="float">
            <text:p>8542.05441756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98390.0945" calcext:value-type="float">
            <text:p>1456098390.0945</text:p>
          </table:table-cell>
          <table:table-cell office:value-type="float" office:value="1456098390.0959" calcext:value-type="float">
            <text:p>1456098390.0959</text:p>
          </table:table-cell>
          <table:table-cell office:value-type="float" office:value="6096" calcext:value-type="float">
            <text:p>6096</text:p>
          </table:table-cell>
          <table:table-cell table:formula="of:=[.B26]-[.B$2]" office:value-type="float" office:value="15.013188123703" calcext:value-type="float">
            <text:p>15.0131881237</text:p>
          </table:table-cell>
          <table:table-cell table:formula="of:=[.D26]/([.E26]-[.E25])" office:value-type="float" office:value="9748.8732780699" calcext:value-type="float">
            <text:p>9748.87327806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98390.71945" calcext:value-type="float">
            <text:p>1456098390.71945</text:p>
          </table:table-cell>
          <table:table-cell office:value-type="float" office:value="1456098390.72088" calcext:value-type="float">
            <text:p>1456098390.72088</text:p>
          </table:table-cell>
          <table:table-cell office:value-type="float" office:value="6864" calcext:value-type="float">
            <text:p>6864</text:p>
          </table:table-cell>
          <table:table-cell table:formula="of:=[.B27]-[.B$2]" office:value-type="float" office:value="15.63813996315" calcext:value-type="float">
            <text:p>15.6381399632</text:p>
          </table:table-cell>
          <table:table-cell table:formula="of:=[.D27]/([.E27]-[.E26])" office:value-type="float" office:value="10983.2463347472" calcext:value-type="float">
            <text:p>10983.24633474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98391.34553" calcext:value-type="float">
            <text:p>1456098391.34553</text:p>
          </table:table-cell>
          <table:table-cell office:value-type="float" office:value="1456098391.34698" calcext:value-type="float">
            <text:p>1456098391.34698</text:p>
          </table:table-cell>
          <table:table-cell office:value-type="float" office:value="7480" calcext:value-type="float">
            <text:p>7480</text:p>
          </table:table-cell>
          <table:table-cell table:formula="of:=[.B28]-[.B$2]" office:value-type="float" office:value="16.2642138004303" calcext:value-type="float">
            <text:p>16.2642138004</text:p>
          </table:table-cell>
          <table:table-cell table:formula="of:=[.D28]/([.E28]-[.E27])" office:value-type="float" office:value="11947.4725736726" calcext:value-type="float">
            <text:p>11947.47257367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98391.97093" calcext:value-type="float">
            <text:p>1456098391.97093</text:p>
          </table:table-cell>
          <table:table-cell office:value-type="float" office:value="1456098391.97227" calcext:value-type="float">
            <text:p>1456098391.97227</text:p>
          </table:table-cell>
          <table:table-cell office:value-type="float" office:value="7832" calcext:value-type="float">
            <text:p>7832</text:p>
          </table:table-cell>
          <table:table-cell table:formula="of:=[.B29]-[.B$2]" office:value-type="float" office:value="16.8896160125732" calcext:value-type="float">
            <text:p>16.8896160126</text:p>
          </table:table-cell>
          <table:table-cell table:formula="of:=[.D29]/([.E29]-[.E28])" office:value-type="float" office:value="12523.140865082" calcext:value-type="float">
            <text:p>12523.1408650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98392.59602" calcext:value-type="float">
            <text:p>1456098392.59602</text:p>
          </table:table-cell>
          <table:table-cell office:value-type="float" office:value="1456098392.5973" calcext:value-type="float">
            <text:p>1456098392.5973</text:p>
          </table:table-cell>
          <table:table-cell office:value-type="float" office:value="7864" calcext:value-type="float">
            <text:p>7864</text:p>
          </table:table-cell>
          <table:table-cell table:formula="of:=[.B30]-[.B$2]" office:value-type="float" office:value="17.5147042274475" calcext:value-type="float">
            <text:p>17.5147042274</text:p>
          </table:table-cell>
          <table:table-cell table:formula="of:=[.D30]/([.E30]-[.E29])" office:value-type="float" office:value="12580.6243228914" calcext:value-type="float">
            <text:p>12580.62432289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98393.22169" calcext:value-type="float">
            <text:p>1456098393.22169</text:p>
          </table:table-cell>
          <table:table-cell office:value-type="float" office:value="1456098393.22296" calcext:value-type="float">
            <text:p>1456098393.22296</text:p>
          </table:table-cell>
          <table:table-cell office:value-type="float" office:value="7560" calcext:value-type="float">
            <text:p>7560</text:p>
          </table:table-cell>
          <table:table-cell table:formula="of:=[.B31]-[.B$2]" office:value-type="float" office:value="18.1403768062592" calcext:value-type="float">
            <text:p>18.1403768063</text:p>
          </table:table-cell>
          <table:table-cell table:formula="of:=[.D31]/([.E31]-[.E30])" office:value-type="float" office:value="12082.9971713942" calcext:value-type="float">
            <text:p>12082.99717139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98393.84665" calcext:value-type="float">
            <text:p>1456098393.84665</text:p>
          </table:table-cell>
          <table:table-cell office:value-type="float" office:value="1456098393.84791" calcext:value-type="float">
            <text:p>1456098393.84791</text:p>
          </table:table-cell>
          <table:table-cell office:value-type="float" office:value="6984" calcext:value-type="float">
            <text:p>6984</text:p>
          </table:table-cell>
          <table:table-cell table:formula="of:=[.B32]-[.B$2]" office:value-type="float" office:value="18.7653324604034" calcext:value-type="float">
            <text:p>18.7653324604</text:p>
          </table:table-cell>
          <table:table-cell table:formula="of:=[.D32]/([.E32]-[.E31])" office:value-type="float" office:value="11175.1929175883" calcext:value-type="float">
            <text:p>11175.1929175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98394.47185" calcext:value-type="float">
            <text:p>1456098394.47185</text:p>
          </table:table-cell>
          <table:table-cell office:value-type="float" office:value="1456098394.47311" calcext:value-type="float">
            <text:p>1456098394.47311</text:p>
          </table:table-cell>
          <table:table-cell office:value-type="float" office:value="6240" calcext:value-type="float">
            <text:p>6240</text:p>
          </table:table-cell>
          <table:table-cell table:formula="of:=[.B33]-[.B$2]" office:value-type="float" office:value="19.3905398845673" calcext:value-type="float">
            <text:p>19.3905398846</text:p>
          </table:table-cell>
          <table:table-cell table:formula="of:=[.D33]/([.E33]-[.E32])" office:value-type="float" office:value="9980.68762274483" calcext:value-type="float">
            <text:p>9980.68762274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98395.0965" calcext:value-type="float">
            <text:p>1456098395.0965</text:p>
          </table:table-cell>
          <table:table-cell office:value-type="float" office:value="1456098395.0995" calcext:value-type="float">
            <text:p>1456098395.0995</text:p>
          </table:table-cell>
          <table:table-cell office:value-type="float" office:value="5464" calcext:value-type="float">
            <text:p>5464</text:p>
          </table:table-cell>
          <table:table-cell table:formula="of:=[.B34]-[.B$2]" office:value-type="float" office:value="20.0151886940002" calcext:value-type="float">
            <text:p>20.015188694</text:p>
          </table:table-cell>
          <table:table-cell table:formula="of:=[.D34]/([.E34]-[.E33])" office:value-type="float" office:value="8747.31515931308" calcext:value-type="float">
            <text:p>8747.31515931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98395.72329" calcext:value-type="float">
            <text:p>1456098395.72329</text:p>
          </table:table-cell>
          <table:table-cell office:value-type="float" office:value="1456098395.72457" calcext:value-type="float">
            <text:p>1456098395.72457</text:p>
          </table:table-cell>
          <table:table-cell office:value-type="float" office:value="4808" calcext:value-type="float">
            <text:p>4808</text:p>
          </table:table-cell>
          <table:table-cell table:formula="of:=[.B35]-[.B$2]" office:value-type="float" office:value="20.6419742107391" calcext:value-type="float">
            <text:p>20.6419742107</text:p>
          </table:table-cell>
          <table:table-cell table:formula="of:=[.D35]/([.E35]-[.E34])" office:value-type="float" office:value="7670.8856085501" calcext:value-type="float">
            <text:p>7670.88560855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98396.34786" calcext:value-type="float">
            <text:p>1456098396.34786</text:p>
          </table:table-cell>
          <table:table-cell office:value-type="float" office:value="1456098396.34926" calcext:value-type="float">
            <text:p>1456098396.34926</text:p>
          </table:table-cell>
          <table:table-cell office:value-type="float" office:value="4400" calcext:value-type="float">
            <text:p>4400</text:p>
          </table:table-cell>
          <table:table-cell table:formula="of:=[.B36]-[.B$2]" office:value-type="float" office:value="21.2665498256683" calcext:value-type="float">
            <text:p>21.2665498257</text:p>
          </table:table-cell>
          <table:table-cell table:formula="of:=[.D36]/([.E36]-[.E35])" office:value-type="float" office:value="7044.78352152569" calcext:value-type="float">
            <text:p>7044.78352152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98396.97377" calcext:value-type="float">
            <text:p>1456098396.97377</text:p>
          </table:table-cell>
          <table:table-cell office:value-type="float" office:value="1456098396.97505" calcext:value-type="float">
            <text:p>1456098396.97505</text:p>
          </table:table-cell>
          <table:table-cell office:value-type="float" office:value="4304" calcext:value-type="float">
            <text:p>4304</text:p>
          </table:table-cell>
          <table:table-cell table:formula="of:=[.B37]-[.B$2]" office:value-type="float" office:value="21.8924553394318" calcext:value-type="float">
            <text:p>21.8924553394</text:p>
          </table:table-cell>
          <table:table-cell table:formula="of:=[.D37]/([.E37]-[.E36])" office:value-type="float" office:value="6876.43726625929" calcext:value-type="float">
            <text:p>6876.43726625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98397.59874" calcext:value-type="float">
            <text:p>1456098397.59874</text:p>
          </table:table-cell>
          <table:table-cell office:value-type="float" office:value="1456098397.59998" calcext:value-type="float">
            <text:p>1456098397.59998</text:p>
          </table:table-cell>
          <table:table-cell office:value-type="float" office:value="4536" calcext:value-type="float">
            <text:p>4536</text:p>
          </table:table-cell>
          <table:table-cell table:formula="of:=[.B38]-[.B$2]" office:value-type="float" office:value="22.5174207687378" calcext:value-type="float">
            <text:p>22.5174207687</text:p>
          </table:table-cell>
          <table:table-cell table:formula="of:=[.D38]/([.E38]-[.E37])" office:value-type="float" office:value="7258.00146263584" calcext:value-type="float">
            <text:p>7258.00146263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98398.22321" calcext:value-type="float">
            <text:p>1456098398.22321</text:p>
          </table:table-cell>
          <table:table-cell office:value-type="float" office:value="1456098398.22447" calcext:value-type="float">
            <text:p>1456098398.22447</text:p>
          </table:table-cell>
          <table:table-cell office:value-type="float" office:value="5072" calcext:value-type="float">
            <text:p>5072</text:p>
          </table:table-cell>
          <table:table-cell table:formula="of:=[.B39]-[.B$2]" office:value-type="float" office:value="23.1418988704681" calcext:value-type="float">
            <text:p>23.1418988705</text:p>
          </table:table-cell>
          <table:table-cell table:formula="of:=[.D39]/([.E39]-[.E38])" office:value-type="float" office:value="8121.98215749464" calcext:value-type="float">
            <text:p>8121.98215749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98398.84843" calcext:value-type="float">
            <text:p>1456098398.84843</text:p>
          </table:table-cell>
          <table:table-cell office:value-type="float" office:value="1456098398.84969" calcext:value-type="float">
            <text:p>1456098398.84969</text:p>
          </table:table-cell>
          <table:table-cell office:value-type="float" office:value="5792" calcext:value-type="float">
            <text:p>5792</text:p>
          </table:table-cell>
          <table:table-cell table:formula="of:=[.B40]-[.B$2]" office:value-type="float" office:value="23.7671189308166" calcext:value-type="float">
            <text:p>23.7671189308</text:p>
          </table:table-cell>
          <table:table-cell table:formula="of:=[.D40]/([.E40]-[.E39])" office:value-type="float" office:value="9263.93819925007" calcext:value-type="float">
            <text:p>9263.93819925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98399.47335" calcext:value-type="float">
            <text:p>1456098399.47335</text:p>
          </table:table-cell>
          <table:table-cell office:value-type="float" office:value="1456098399.47463" calcext:value-type="float">
            <text:p>1456098399.47463</text:p>
          </table:table-cell>
          <table:table-cell office:value-type="float" office:value="6568" calcext:value-type="float">
            <text:p>6568</text:p>
          </table:table-cell>
          <table:table-cell table:formula="of:=[.B41]-[.B$2]" office:value-type="float" office:value="24.3920357227325" calcext:value-type="float">
            <text:p>24.3920357227</text:p>
          </table:table-cell>
          <table:table-cell table:formula="of:=[.D41]/([.E41]-[.E40])" office:value-type="float" office:value="10510.1992536696" calcext:value-type="float">
            <text:p>10510.19925366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98400.09879" calcext:value-type="float">
            <text:p>1456098400.09879</text:p>
          </table:table-cell>
          <table:table-cell office:value-type="float" office:value="1456098400.10007" calcext:value-type="float">
            <text:p>1456098400.10007</text:p>
          </table:table-cell>
          <table:table-cell office:value-type="float" office:value="7256" calcext:value-type="float">
            <text:p>7256</text:p>
          </table:table-cell>
          <table:table-cell table:formula="of:=[.B42]-[.B$2]" office:value-type="float" office:value="25.0174794197083" calcext:value-type="float">
            <text:p>25.0174794197</text:p>
          </table:table-cell>
          <table:table-cell table:formula="of:=[.D42]/([.E42]-[.E41])" office:value-type="float" office:value="11601.3640157954" calcext:value-type="float">
            <text:p>11601.36401579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98400.72381" calcext:value-type="float">
            <text:p>1456098400.72381</text:p>
          </table:table-cell>
          <table:table-cell office:value-type="float" office:value="1456098400.72519" calcext:value-type="float">
            <text:p>1456098400.72519</text:p>
          </table:table-cell>
          <table:table-cell office:value-type="float" office:value="7728" calcext:value-type="float">
            <text:p>7728</text:p>
          </table:table-cell>
          <table:table-cell table:formula="of:=[.B43]-[.B$2]" office:value-type="float" office:value="25.6424975395203" calcext:value-type="float">
            <text:p>25.6424975395</text:p>
          </table:table-cell>
          <table:table-cell table:formula="of:=[.D43]/([.E43]-[.E42])" office:value-type="float" office:value="12364.44153383" calcext:value-type="float">
            <text:p>12364.441533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98401.349" calcext:value-type="float">
            <text:p>1456098401.349</text:p>
          </table:table-cell>
          <table:table-cell office:value-type="float" office:value="1456098401.35007" calcext:value-type="float">
            <text:p>1456098401.35007</text:p>
          </table:table-cell>
          <table:table-cell office:value-type="float" office:value="7888" calcext:value-type="float">
            <text:p>7888</text:p>
          </table:table-cell>
          <table:table-cell table:formula="of:=[.B44]-[.B$2]" office:value-type="float" office:value="26.2676894664764" calcext:value-type="float">
            <text:p>26.2676894665</text:p>
          </table:table-cell>
          <table:table-cell table:formula="of:=[.D44]/([.E44]-[.E43])" office:value-type="float" office:value="12616.9255550111" calcext:value-type="float">
            <text:p>12616.9255550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98401.97402" calcext:value-type="float">
            <text:p>1456098401.97402</text:p>
          </table:table-cell>
          <table:table-cell office:value-type="float" office:value="1456098401.97543" calcext:value-type="float">
            <text:p>1456098401.97543</text:p>
          </table:table-cell>
          <table:table-cell office:value-type="float" office:value="7720" calcext:value-type="float">
            <text:p>7720</text:p>
          </table:table-cell>
          <table:table-cell table:formula="of:=[.B45]-[.B$2]" office:value-type="float" office:value="26.8927025794983" calcext:value-type="float">
            <text:p>26.8927025795</text:p>
          </table:table-cell>
          <table:table-cell table:formula="of:=[.D45]/([.E45]-[.E44])" office:value-type="float" office:value="12351.7408501637" calcext:value-type="float">
            <text:p>12351.74085016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98402.59987" calcext:value-type="float">
            <text:p>1456098402.59987</text:p>
          </table:table-cell>
          <table:table-cell office:value-type="float" office:value="1456098402.60115" calcext:value-type="float">
            <text:p>1456098402.60115</text:p>
          </table:table-cell>
          <table:table-cell office:value-type="float" office:value="7240" calcext:value-type="float">
            <text:p>7240</text:p>
          </table:table-cell>
          <table:table-cell table:formula="of:=[.B46]-[.B$2]" office:value-type="float" office:value="27.5185551643372" calcext:value-type="float">
            <text:p>27.5185551643</text:p>
          </table:table-cell>
          <table:table-cell table:formula="of:=[.D46]/([.E46]-[.E45])" office:value-type="float" office:value="11568.2193784724" calcext:value-type="float">
            <text:p>11568.21937847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98403.22524" calcext:value-type="float">
            <text:p>1456098403.22524</text:p>
          </table:table-cell>
          <table:table-cell office:value-type="float" office:value="1456098403.22664" calcext:value-type="float">
            <text:p>1456098403.22664</text:p>
          </table:table-cell>
          <table:table-cell office:value-type="float" office:value="6544" calcext:value-type="float">
            <text:p>6544</text:p>
          </table:table-cell>
          <table:table-cell table:formula="of:=[.B47]-[.B$2]" office:value-type="float" office:value="28.1439280509949" calcext:value-type="float">
            <text:p>28.143928051</text:p>
          </table:table-cell>
          <table:table-cell table:formula="of:=[.D47]/([.E47]-[.E46])" office:value-type="float" office:value="10464.1568888191" calcext:value-type="float">
            <text:p>10464.15688881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98403.8505" calcext:value-type="float">
            <text:p>1456098403.8505</text:p>
          </table:table-cell>
          <table:table-cell office:value-type="float" office:value="1456098403.85177" calcext:value-type="float">
            <text:p>1456098403.85177</text:p>
          </table:table-cell>
          <table:table-cell office:value-type="float" office:value="5760" calcext:value-type="float">
            <text:p>5760</text:p>
          </table:table-cell>
          <table:table-cell table:formula="of:=[.B48]-[.B$2]" office:value-type="float" office:value="28.7691869735718" calcext:value-type="float">
            <text:p>28.7691869736</text:p>
          </table:table-cell>
          <table:table-cell table:formula="of:=[.D48]/([.E48]-[.E47])" office:value-type="float" office:value="9212.18361228831" calcext:value-type="float">
            <text:p>9212.18361228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98404.47508" calcext:value-type="float">
            <text:p>1456098404.47508</text:p>
          </table:table-cell>
          <table:table-cell office:value-type="float" office:value="1456098404.47651" calcext:value-type="float">
            <text:p>1456098404.47651</text:p>
          </table:table-cell>
          <table:table-cell office:value-type="float" office:value="5048" calcext:value-type="float">
            <text:p>5048</text:p>
          </table:table-cell>
          <table:table-cell table:formula="of:=[.B49]-[.B$2]" office:value-type="float" office:value="29.393767118454" calcext:value-type="float">
            <text:p>29.3937671185</text:p>
          </table:table-cell>
          <table:table-cell table:formula="of:=[.D49]/([.E49]-[.E48])" office:value-type="float" office:value="8082.22938459254" calcext:value-type="float">
            <text:p>8082.22938459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98405.10046" calcext:value-type="float">
            <text:p>1456098405.10046</text:p>
          </table:table-cell>
          <table:table-cell office:value-type="float" office:value="1456098405.10175" calcext:value-type="float">
            <text:p>1456098405.10175</text:p>
          </table:table-cell>
          <table:table-cell office:value-type="float" office:value="4528" calcext:value-type="float">
            <text:p>4528</text:p>
          </table:table-cell>
          <table:table-cell table:formula="of:=[.B50]-[.B$2]" office:value-type="float" office:value="30.0191407203674" calcext:value-type="float">
            <text:p>30.0191407204</text:p>
          </table:table-cell>
          <table:table-cell table:formula="of:=[.D50]/([.E50]-[.E49])" office:value-type="float" office:value="7240.47191334221" calcext:value-type="float">
            <text:p>7240.47191334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98405.72484" calcext:value-type="float">
            <text:p>1456098405.72484</text:p>
          </table:table-cell>
          <table:table-cell office:value-type="float" office:value="1456098405.72634" calcext:value-type="float">
            <text:p>1456098405.72634</text:p>
          </table:table-cell>
          <table:table-cell office:value-type="float" office:value="4296" calcext:value-type="float">
            <text:p>4296</text:p>
          </table:table-cell>
          <table:table-cell table:formula="of:=[.B51]-[.B$2]" office:value-type="float" office:value="30.6435256004333" calcext:value-type="float">
            <text:p>30.6435256004</text:p>
          </table:table-cell>
          <table:table-cell table:formula="of:=[.D51]/([.E51]-[.E50])" office:value-type="float" office:value="6880.37160596596" calcext:value-type="float">
            <text:p>6880.3716059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98406.34976" calcext:value-type="float">
            <text:p>1456098406.34976</text:p>
          </table:table-cell>
          <table:table-cell office:value-type="float" office:value="1456098406.35107" calcext:value-type="float">
            <text:p>1456098406.35107</text:p>
          </table:table-cell>
          <table:table-cell office:value-type="float" office:value="4408" calcext:value-type="float">
            <text:p>4408</text:p>
          </table:table-cell>
          <table:table-cell table:formula="of:=[.B52]-[.B$2]" office:value-type="float" office:value="31.2684495449066" calcext:value-type="float">
            <text:p>31.2684495449</text:p>
          </table:table-cell>
          <table:table-cell table:formula="of:=[.D52]/([.E52]-[.E51])" office:value-type="float" office:value="7053.65835152212" calcext:value-type="float">
            <text:p>7053.65835152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98406.97483" calcext:value-type="float">
            <text:p>1456098406.97483</text:p>
          </table:table-cell>
          <table:table-cell office:value-type="float" office:value="1456098406.97604" calcext:value-type="float">
            <text:p>1456098406.97604</text:p>
          </table:table-cell>
          <table:table-cell office:value-type="float" office:value="4832" calcext:value-type="float">
            <text:p>4832</text:p>
          </table:table-cell>
          <table:table-cell table:formula="of:=[.B53]-[.B$2]" office:value-type="float" office:value="31.8935141563416" calcext:value-type="float">
            <text:p>31.8935141563</text:p>
          </table:table-cell>
          <table:table-cell table:formula="of:=[.D53]/([.E53]-[.E52])" office:value-type="float" office:value="7730.4008443341" calcext:value-type="float">
            <text:p>7730.40084433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98407.5991" calcext:value-type="float">
            <text:p>1456098407.5991</text:p>
          </table:table-cell>
          <table:table-cell office:value-type="float" office:value="1456098407.60055" calcext:value-type="float">
            <text:p>1456098407.60055</text:p>
          </table:table-cell>
          <table:table-cell office:value-type="float" office:value="5488" calcext:value-type="float">
            <text:p>5488</text:p>
          </table:table-cell>
          <table:table-cell table:formula="of:=[.B54]-[.B$2]" office:value-type="float" office:value="32.5177817344665" calcext:value-type="float">
            <text:p>32.5177817345</text:p>
          </table:table-cell>
          <table:table-cell table:formula="of:=[.D54]/([.E54]-[.E53])" office:value-type="float" office:value="8791.1020727415" calcext:value-type="float">
            <text:p>8791.10207274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98408.22497" calcext:value-type="float">
            <text:p>1456098408.22497</text:p>
          </table:table-cell>
          <table:table-cell office:value-type="float" office:value="1456098408.2264" calcext:value-type="float">
            <text:p>1456098408.2264</text:p>
          </table:table-cell>
          <table:table-cell office:value-type="float" office:value="6264" calcext:value-type="float">
            <text:p>6264</text:p>
          </table:table-cell>
          <table:table-cell table:formula="of:=[.B55]-[.B$2]" office:value-type="float" office:value="33.1436541080475" calcext:value-type="float">
            <text:p>33.143654108</text:p>
          </table:table-cell>
          <table:table-cell table:formula="of:=[.D55]/([.E55]-[.E54])" office:value-type="float" office:value="10008.4302557732" calcext:value-type="float">
            <text:p>10008.43025577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98408.85089" calcext:value-type="float">
            <text:p>1456098408.85089</text:p>
          </table:table-cell>
          <table:table-cell office:value-type="float" office:value="1456098408.85217" calcext:value-type="float">
            <text:p>1456098408.85217</text:p>
          </table:table-cell>
          <table:table-cell office:value-type="float" office:value="7008" calcext:value-type="float">
            <text:p>7008</text:p>
          </table:table-cell>
          <table:table-cell table:formula="of:=[.B56]-[.B$2]" office:value-type="float" office:value="33.7695775032043" calcext:value-type="float">
            <text:p>33.7695775032</text:p>
          </table:table-cell>
          <table:table-cell table:formula="of:=[.D56]/([.E56]-[.E55])" office:value-type="float" office:value="11196.2582869166" calcext:value-type="float">
            <text:p>11196.25828691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98409.47649" calcext:value-type="float">
            <text:p>1456098409.47649</text:p>
          </table:table-cell>
          <table:table-cell office:value-type="float" office:value="1456098409.47777" calcext:value-type="float">
            <text:p>1456098409.47777</text:p>
          </table:table-cell>
          <table:table-cell office:value-type="float" office:value="7576" calcext:value-type="float">
            <text:p>7576</text:p>
          </table:table-cell>
          <table:table-cell table:formula="of:=[.B57]-[.B$2]" office:value-type="float" office:value="34.3951804637909" calcext:value-type="float">
            <text:p>34.3951804638</text:p>
          </table:table-cell>
          <table:table-cell table:formula="of:=[.D57]/([.E57]-[.E56])" office:value-type="float" office:value="12109.9171156367" calcext:value-type="float">
            <text:p>12109.91711563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98410.10174" calcext:value-type="float">
            <text:p>1456098410.10174</text:p>
          </table:table-cell>
          <table:table-cell office:value-type="float" office:value="1456098410.103" calcext:value-type="float">
            <text:p>1456098410.103</text:p>
          </table:table-cell>
          <table:table-cell office:value-type="float" office:value="7864" calcext:value-type="float">
            <text:p>7864</text:p>
          </table:table-cell>
          <table:table-cell table:formula="of:=[.B58]-[.B$2]" office:value-type="float" office:value="35.0204291343689" calcext:value-type="float">
            <text:p>35.0204291344</text:p>
          </table:table-cell>
          <table:table-cell table:formula="of:=[.D58]/([.E58]-[.E57])" office:value-type="float" office:value="12577.3957947487" calcext:value-type="float">
            <text:p>12577.39579474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98410.72644" calcext:value-type="float">
            <text:p>1456098410.72644</text:p>
          </table:table-cell>
          <table:table-cell office:value-type="float" office:value="1456098410.7278" calcext:value-type="float">
            <text:p>1456098410.7278</text:p>
          </table:table-cell>
          <table:table-cell office:value-type="float" office:value="7824" calcext:value-type="float">
            <text:p>7824</text:p>
          </table:table-cell>
          <table:table-cell table:formula="of:=[.B59]-[.B$2]" office:value-type="float" office:value="35.6451272964478" calcext:value-type="float">
            <text:p>35.6451272964</text:p>
          </table:table-cell>
          <table:table-cell table:formula="of:=[.D59]/([.E59]-[.E58])" office:value-type="float" office:value="12524.4485656296" calcext:value-type="float">
            <text:p>12524.44856562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98411.35188" calcext:value-type="float">
            <text:p>1456098411.35188</text:p>
          </table:table-cell>
          <table:table-cell office:value-type="float" office:value="1456098411.35312" calcext:value-type="float">
            <text:p>1456098411.35312</text:p>
          </table:table-cell>
          <table:table-cell office:value-type="float" office:value="7456" calcext:value-type="float">
            <text:p>7456</text:p>
          </table:table-cell>
          <table:table-cell table:formula="of:=[.B60]-[.B$2]" office:value-type="float" office:value="36.270562171936" calcext:value-type="float">
            <text:p>36.2705621719</text:p>
          </table:table-cell>
          <table:table-cell table:formula="of:=[.D60]/([.E60]-[.E59])" office:value-type="float" office:value="11921.3051465655" calcext:value-type="float">
            <text:p>11921.30514656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98411.9772" calcext:value-type="float">
            <text:p>1456098411.9772</text:p>
          </table:table-cell>
          <table:table-cell office:value-type="float" office:value="1456098411.97848" calcext:value-type="float">
            <text:p>1456098411.97848</text:p>
          </table:table-cell>
          <table:table-cell office:value-type="float" office:value="6840" calcext:value-type="float">
            <text:p>6840</text:p>
          </table:table-cell>
          <table:table-cell table:formula="of:=[.B61]-[.B$2]" office:value-type="float" office:value="36.8958840370178" calcext:value-type="float">
            <text:p>36.895884037</text:p>
          </table:table-cell>
          <table:table-cell table:formula="of:=[.D61]/([.E61]-[.E60])" office:value-type="float" office:value="10938.3669146215" calcext:value-type="float">
            <text:p>10938.36691462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98412.60273" calcext:value-type="float">
            <text:p>1456098412.60273</text:p>
          </table:table-cell>
          <table:table-cell office:value-type="float" office:value="1456098412.60399" calcext:value-type="float">
            <text:p>1456098412.60399</text:p>
          </table:table-cell>
          <table:table-cell office:value-type="float" office:value="6072" calcext:value-type="float">
            <text:p>6072</text:p>
          </table:table-cell>
          <table:table-cell table:formula="of:=[.B62]-[.B$2]" office:value-type="float" office:value="37.5214121341705" calcext:value-type="float">
            <text:p>37.5214121342</text:p>
          </table:table-cell>
          <table:table-cell table:formula="of:=[.D62]/([.E62]-[.E61])" office:value-type="float" office:value="9706.99801917554" calcext:value-type="float">
            <text:p>9706.99801917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98413.22835" calcext:value-type="float">
            <text:p>1456098413.22835</text:p>
          </table:table-cell>
          <table:table-cell office:value-type="float" office:value="1456098413.22976" calcext:value-type="float">
            <text:p>1456098413.22976</text:p>
          </table:table-cell>
          <table:table-cell office:value-type="float" office:value="5312" calcext:value-type="float">
            <text:p>5312</text:p>
          </table:table-cell>
          <table:table-cell table:formula="of:=[.B63]-[.B$2]" office:value-type="float" office:value="38.1470370292664" calcext:value-type="float">
            <text:p>38.1470370293</text:p>
          </table:table-cell>
          <table:table-cell table:formula="of:=[.D63]/([.E63]-[.E62])" office:value-type="float" office:value="8490.71071442318" calcext:value-type="float">
            <text:p>8490.71071442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98413.85781" calcext:value-type="float">
            <text:p>1456098413.85781</text:p>
          </table:table-cell>
          <table:table-cell office:value-type="float" office:value="1456098413.85907" calcext:value-type="float">
            <text:p>1456098413.85907</text:p>
          </table:table-cell>
          <table:table-cell office:value-type="float" office:value="4696" calcext:value-type="float">
            <text:p>4696</text:p>
          </table:table-cell>
          <table:table-cell table:formula="of:=[.B64]-[.B$2]" office:value-type="float" office:value="38.7764911651611" calcext:value-type="float">
            <text:p>38.7764911652</text:p>
          </table:table-cell>
          <table:table-cell table:formula="of:=[.D64]/([.E64]-[.E63])" office:value-type="float" office:value="7460.43235274734" calcext:value-type="float">
            <text:p>7460.43235274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98414.49913" calcext:value-type="float">
            <text:p>1456098414.49913</text:p>
          </table:table-cell>
          <table:table-cell office:value-type="float" office:value="1456098414.50041" calcext:value-type="float">
            <text:p>1456098414.50041</text:p>
          </table:table-cell>
          <table:table-cell office:value-type="float" office:value="4344" calcext:value-type="float">
            <text:p>4344</text:p>
          </table:table-cell>
          <table:table-cell table:formula="of:=[.B65]-[.B$2]" office:value-type="float" office:value="39.4178140163422" calcext:value-type="float">
            <text:p>39.4178140163</text:p>
          </table:table-cell>
          <table:table-cell table:formula="of:=[.D65]/([.E65]-[.E64])" office:value-type="float" office:value="6773.49948157982" calcext:value-type="float">
            <text:p>6773.49948157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98415.12935" calcext:value-type="float">
            <text:p>1456098415.12935</text:p>
          </table:table-cell>
          <table:table-cell office:value-type="float" office:value="1456098415.13111" calcext:value-type="float">
            <text:p>1456098415.13111</text:p>
          </table:table-cell>
          <table:table-cell office:value-type="float" office:value="4328" calcext:value-type="float">
            <text:p>4328</text:p>
          </table:table-cell>
          <table:table-cell table:formula="of:=[.B66]-[.B$2]" office:value-type="float" office:value="40.0480325222015" calcext:value-type="float">
            <text:p>40.0480325222</text:p>
          </table:table-cell>
          <table:table-cell table:formula="of:=[.D66]/([.E66]-[.E65])" office:value-type="float" office:value="6867.45939663939" calcext:value-type="float">
            <text:p>6867.45939663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98415.76349" calcext:value-type="float">
            <text:p>1456098415.76349</text:p>
          </table:table-cell>
          <table:table-cell office:value-type="float" office:value="1456098415.76476" calcext:value-type="float">
            <text:p>1456098415.76476</text:p>
          </table:table-cell>
          <table:table-cell office:value-type="float" office:value="4656" calcext:value-type="float">
            <text:p>4656</text:p>
          </table:table-cell>
          <table:table-cell table:formula="of:=[.B67]-[.B$2]" office:value-type="float" office:value="40.6821780204773" calcext:value-type="float">
            <text:p>40.6821780205</text:p>
          </table:table-cell>
          <table:table-cell table:formula="of:=[.D67]/([.E67]-[.E66])" office:value-type="float" office:value="7342.16360860351" calcext:value-type="float">
            <text:p>7342.16360860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98416.39307" calcext:value-type="float">
            <text:p>1456098416.39307</text:p>
          </table:table-cell>
          <table:table-cell office:value-type="float" office:value="1456098416.39436" calcext:value-type="float">
            <text:p>1456098416.39436</text:p>
          </table:table-cell>
          <table:table-cell office:value-type="float" office:value="5256" calcext:value-type="float">
            <text:p>5256</text:p>
          </table:table-cell>
          <table:table-cell table:formula="of:=[.B68]-[.B$2]" office:value-type="float" office:value="41.311751127243" calcext:value-type="float">
            <text:p>41.3117511272</text:p>
          </table:table-cell>
          <table:table-cell table:formula="of:=[.D68]/([.E68]-[.E67])" office:value-type="float" office:value="8348.51416541791" calcext:value-type="float">
            <text:p>8348.51416541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98417.02257" calcext:value-type="float">
            <text:p>1456098417.02257</text:p>
          </table:table-cell>
          <table:table-cell office:value-type="float" office:value="1456098417.02384" calcext:value-type="float">
            <text:p>1456098417.02384</text:p>
          </table:table-cell>
          <table:table-cell office:value-type="float" office:value="6008" calcext:value-type="float">
            <text:p>6008</text:p>
          </table:table-cell>
          <table:table-cell table:formula="of:=[.B69]-[.B$2]" office:value-type="float" office:value="41.9412569999695" calcext:value-type="float">
            <text:p>41.941257</text:p>
          </table:table-cell>
          <table:table-cell table:formula="of:=[.D69]/([.E69]-[.E68])" office:value-type="float" office:value="9543.99356749266" calcext:value-type="float">
            <text:p>9543.99356749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98417.65298" calcext:value-type="float">
            <text:p>1456098417.65298</text:p>
          </table:table-cell>
          <table:table-cell office:value-type="float" office:value="1456098417.65431" calcext:value-type="float">
            <text:p>1456098417.65431</text:p>
          </table:table-cell>
          <table:table-cell office:value-type="float" office:value="6784" calcext:value-type="float">
            <text:p>6784</text:p>
          </table:table-cell>
          <table:table-cell table:formula="of:=[.B70]-[.B$2]" office:value-type="float" office:value="42.5716664791107" calcext:value-type="float">
            <text:p>42.5716664791</text:p>
          </table:table-cell>
          <table:table-cell table:formula="of:=[.D70]/([.E70]-[.E69])" office:value-type="float" office:value="10761.2595058713" calcext:value-type="float">
            <text:p>10761.25950587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98418.28272" calcext:value-type="float">
            <text:p>1456098418.28272</text:p>
          </table:table-cell>
          <table:table-cell office:value-type="float" office:value="1456098418.28411" calcext:value-type="float">
            <text:p>1456098418.28411</text:p>
          </table:table-cell>
          <table:table-cell office:value-type="float" office:value="7424" calcext:value-type="float">
            <text:p>7424</text:p>
          </table:table-cell>
          <table:table-cell table:formula="of:=[.B71]-[.B$2]" office:value-type="float" office:value="43.2014050483704" calcext:value-type="float">
            <text:p>43.2014050484</text:p>
          </table:table-cell>
          <table:table-cell table:formula="of:=[.D71]/([.E71]-[.E70])" office:value-type="float" office:value="11789.0190666392" calcext:value-type="float">
            <text:p>11789.01906663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98418.91328" calcext:value-type="float">
            <text:p>1456098418.91328</text:p>
          </table:table-cell>
          <table:table-cell office:value-type="float" office:value="1456098418.91471" calcext:value-type="float">
            <text:p>1456098418.91471</text:p>
          </table:table-cell>
          <table:table-cell office:value-type="float" office:value="7816" calcext:value-type="float">
            <text:p>7816</text:p>
          </table:table-cell>
          <table:table-cell table:formula="of:=[.B72]-[.B$2]" office:value-type="float" office:value="43.8319673538208" calcext:value-type="float">
            <text:p>43.8319673538</text:p>
          </table:table-cell>
          <table:table-cell table:formula="of:=[.D72]/([.E72]-[.E71])" office:value-type="float" office:value="12395.2858146455" calcext:value-type="float">
            <text:p>12395.28581464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98419.54471" calcext:value-type="float">
            <text:p>1456098419.54471</text:p>
          </table:table-cell>
          <table:table-cell office:value-type="float" office:value="1456098419.54615" calcext:value-type="float">
            <text:p>1456098419.54615</text:p>
          </table:table-cell>
          <table:table-cell office:value-type="float" office:value="7872" calcext:value-type="float">
            <text:p>7872</text:p>
          </table:table-cell>
          <table:table-cell table:formula="of:=[.B73]-[.B$2]" office:value-type="float" office:value="44.4633986949921" calcext:value-type="float">
            <text:p>44.463398695</text:p>
          </table:table-cell>
          <table:table-cell table:formula="of:=[.D73]/([.E73]-[.E72])" office:value-type="float" office:value="12466.9136400451" calcext:value-type="float">
            <text:p>12466.91364004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98420.1799" calcext:value-type="float">
            <text:p>1456098420.1799</text:p>
          </table:table-cell>
          <table:table-cell office:value-type="float" office:value="1456098420.18116" calcext:value-type="float">
            <text:p>1456098420.18116</text:p>
          </table:table-cell>
          <table:table-cell office:value-type="float" office:value="7592" calcext:value-type="float">
            <text:p>7592</text:p>
          </table:table-cell>
          <table:table-cell table:formula="of:=[.B74]-[.B$2]" office:value-type="float" office:value="45.0985813140869" calcext:value-type="float">
            <text:p>45.0985813141</text:p>
          </table:table-cell>
          <table:table-cell table:formula="of:=[.D74]/([.E74]-[.E73])" office:value-type="float" office:value="11952.4681119562" calcext:value-type="float">
            <text:p>11952.46811195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98420.83344" calcext:value-type="float">
            <text:p>1456098420.83344</text:p>
          </table:table-cell>
          <table:table-cell office:value-type="float" office:value="1456098420.84205" calcext:value-type="float">
            <text:p>1456098420.84205</text:p>
          </table:table-cell>
          <table:table-cell office:value-type="float" office:value="7000" calcext:value-type="float">
            <text:p>7000</text:p>
          </table:table-cell>
          <table:table-cell table:formula="of:=[.B75]-[.B$2]" office:value-type="float" office:value="45.752124786377" calcext:value-type="float">
            <text:p>45.7521247864</text:p>
          </table:table-cell>
          <table:table-cell table:formula="of:=[.D75]/([.E75]-[.E74])" office:value-type="float" office:value="10710.8406659954" calcext:value-type="float">
            <text:p>10710.84066599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98421.4939" calcext:value-type="float">
            <text:p>1456098421.4939</text:p>
          </table:table-cell>
          <table:table-cell office:value-type="float" office:value="1456098421.50249" calcext:value-type="float">
            <text:p>1456098421.50249</text:p>
          </table:table-cell>
          <table:table-cell office:value-type="float" office:value="6216" calcext:value-type="float">
            <text:p>6216</text:p>
          </table:table-cell>
          <table:table-cell table:formula="of:=[.B76]-[.B$2]" office:value-type="float" office:value="46.4125833511353" calcext:value-type="float">
            <text:p>46.4125833511</text:p>
          </table:table-cell>
          <table:table-cell table:formula="of:=[.D76]/([.E76]-[.E75])" office:value-type="float" office:value="9411.6426550919" calcext:value-type="float">
            <text:p>9411.64265509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98422.15504" calcext:value-type="float">
            <text:p>1456098422.15504</text:p>
          </table:table-cell>
          <table:table-cell office:value-type="float" office:value="1456098422.1637" calcext:value-type="float">
            <text:p>1456098422.1637</text:p>
          </table:table-cell>
          <table:table-cell office:value-type="float" office:value="5400" calcext:value-type="float">
            <text:p>5400</text:p>
          </table:table-cell>
          <table:table-cell table:formula="of:=[.B77]-[.B$2]" office:value-type="float" office:value="47.0737271308899" calcext:value-type="float">
            <text:p>47.0737271309</text:p>
          </table:table-cell>
          <table:table-cell table:formula="of:=[.D77]/([.E77]-[.E76])" office:value-type="float" office:value="8167.66362379455" calcext:value-type="float">
            <text:p>8167.66362379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98422.81598" calcext:value-type="float">
            <text:p>1456098422.81598</text:p>
          </table:table-cell>
          <table:table-cell office:value-type="float" office:value="1456098422.8244" calcext:value-type="float">
            <text:p>1456098422.8244</text:p>
          </table:table-cell>
          <table:table-cell office:value-type="float" office:value="4736" calcext:value-type="float">
            <text:p>4736</text:p>
          </table:table-cell>
          <table:table-cell table:formula="of:=[.B78]-[.B$2]" office:value-type="float" office:value="47.7346680164337" calcext:value-type="float">
            <text:p>47.7346680164</text:p>
          </table:table-cell>
          <table:table-cell table:formula="of:=[.D78]/([.E78]-[.E77])" office:value-type="float" office:value="7165.5424919026" calcext:value-type="float">
            <text:p>7165.54249190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98423.47671" calcext:value-type="float">
            <text:p>1456098423.47671</text:p>
          </table:table-cell>
          <table:table-cell office:value-type="float" office:value="1456098423.48522" calcext:value-type="float">
            <text:p>1456098423.48522</text:p>
          </table:table-cell>
          <table:table-cell office:value-type="float" office:value="4352" calcext:value-type="float">
            <text:p>4352</text:p>
          </table:table-cell>
          <table:table-cell table:formula="of:=[.B79]-[.B$2]" office:value-type="float" office:value="48.3953936100006" calcext:value-type="float">
            <text:p>48.39539361</text:p>
          </table:table-cell>
          <table:table-cell table:formula="of:=[.D79]/([.E79]-[.E78])" office:value-type="float" office:value="6586.69808218862" calcext:value-type="float">
            <text:p>6586.69808218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98424.13771" calcext:value-type="float">
            <text:p>1456098424.13771</text:p>
          </table:table-cell>
          <table:table-cell office:value-type="float" office:value="1456098424.14654" calcext:value-type="float">
            <text:p>1456098424.14654</text:p>
          </table:table-cell>
          <table:table-cell office:value-type="float" office:value="4328" calcext:value-type="float">
            <text:p>4328</text:p>
          </table:table-cell>
          <table:table-cell table:formula="of:=[.B80]-[.B$2]" office:value-type="float" office:value="49.056399345398" calcext:value-type="float">
            <text:p>49.0563993454</text:p>
          </table:table-cell>
          <table:table-cell table:formula="of:=[.D80]/([.E80]-[.E79])" office:value-type="float" office:value="6547.59825555581" calcext:value-type="float">
            <text:p>6547.59825555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98424.80007" calcext:value-type="float">
            <text:p>1456098424.80007</text:p>
          </table:table-cell>
          <table:table-cell office:value-type="float" office:value="1456098424.80904" calcext:value-type="float">
            <text:p>1456098424.80904</text:p>
          </table:table-cell>
          <table:table-cell office:value-type="float" office:value="4680" calcext:value-type="float">
            <text:p>4680</text:p>
          </table:table-cell>
          <table:table-cell table:formula="of:=[.B81]-[.B$2]" office:value-type="float" office:value="49.7187516689301" calcext:value-type="float">
            <text:p>49.7187516689</text:p>
          </table:table-cell>
          <table:table-cell table:formula="of:=[.D81]/([.E81]-[.E80])" office:value-type="float" office:value="7065.72594936048" calcext:value-type="float">
            <text:p>7065.72594936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98425.46375" calcext:value-type="float">
            <text:p>1456098425.46375</text:p>
          </table:table-cell>
          <table:table-cell office:value-type="float" office:value="1456098425.47278" calcext:value-type="float">
            <text:p>1456098425.47278</text:p>
          </table:table-cell>
          <table:table-cell office:value-type="float" office:value="5328" calcext:value-type="float">
            <text:p>5328</text:p>
          </table:table-cell>
          <table:table-cell table:formula="of:=[.B82]-[.B$2]" office:value-type="float" office:value="50.3824353218079" calcext:value-type="float">
            <text:p>50.3824353218</text:p>
          </table:table-cell>
          <table:table-cell table:formula="of:=[.D82]/([.E82]-[.E81])" office:value-type="float" office:value="8027.92109900129" calcext:value-type="float">
            <text:p>8027.9210990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1T17:55:01.544349668</dc:date>
    <meta:editing-duration>PT1M4S</meta:editing-duration>
    <meta:editing-cycles>1</meta:editing-cycles>
    <meta:document-statistic meta:table-count="1" meta:cell-count="488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'relay1.comm.sub.network'.E2:'relay1.comm.sub.network'.F82" svg:x="0.32cm" svg:y="0.18cm" svg:width="12.534cm" svg:height="8.64cm">
          <chartooo:coordinate-region svg:x="1.312cm" svg:y="0.379cm" svg:width="11.1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lay1.comm.sub.network'.F2:'relay1.comm.sub.network'.F82" chart:class="chart:scatter">
            <chart:domain table:cell-range-address="'relay1.comm.sub.network'.E2:'relay1.comm.sub.network'.E82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82</svg:desc>
                </draw:g>
              </table:table-cell>
              <table:table-cell office:value-type="float" office:value="NaN">
                <text:p>NaN</text:p>
                <draw:g>
                  <svg:desc>'relay1.comm.sub.network'.F2:'relay1.comm.sub.network'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2937908172607">
                <text:p>0.632937908172607</text:p>
              </table:table-cell>
              <table:table-cell office:value-type="float" office:value="11249.1287187342">
                <text:p>11249.1287187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860738754272">
                <text:p>1.25860738754272</text:p>
              </table:table-cell>
              <table:table-cell office:value-type="float" office:value="10229.0429867909">
                <text:p>10229.0429867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8395762443542">
                <text:p>1.88395762443542</text:p>
              </table:table-cell>
              <table:table-cell office:value-type="float" office:value="8993.36030948843">
                <text:p>8993.36030948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0879573822021">
                <text:p>2.50879573822021</text:p>
              </table:table-cell>
              <table:table-cell office:value-type="float" office:value="7899.64615010678">
                <text:p>7899.64615010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3380074501038">
                <text:p>3.13380074501038</text:p>
              </table:table-cell>
              <table:table-cell office:value-type="float" office:value="7129.54288619972">
                <text:p>7129.54288619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5865268707275">
                <text:p>3.75865268707275</text:p>
              </table:table-cell>
              <table:table-cell office:value-type="float" office:value="6875.22869148919">
                <text:p>6875.22869148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8378596305847">
                <text:p>4.38378596305847</text:p>
              </table:table-cell>
              <table:table-cell office:value-type="float" office:value="7140.87726806913">
                <text:p>7140.87726806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0969791412354">
                <text:p>5.00969791412354</text:p>
              </table:table-cell>
              <table:table-cell office:value-type="float" office:value="7886.09323020724">
                <text:p>7886.09323020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3529896736145">
                <text:p>5.63529896736145</text:p>
              </table:table-cell>
              <table:table-cell office:value-type="float" office:value="9002.54238839678">
                <text:p>9002.54238839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6052284240723">
                <text:p>6.26052284240723</text:p>
              </table:table-cell>
              <table:table-cell office:value-type="float" office:value="10249.128761327">
                <text:p>10249.128761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88563990592957">
                <text:p>6.88563990592957</text:p>
              </table:table-cell>
              <table:table-cell office:value-type="float" office:value="11402.6642623318">
                <text:p>11402.6642623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51121520996094">
                <text:p>7.51121520996094</text:p>
              </table:table-cell>
              <table:table-cell office:value-type="float" office:value="12238.3347786633">
                <text:p>12238.3347786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13638663291931">
                <text:p>8.13638663291931</text:p>
              </table:table-cell>
              <table:table-cell office:value-type="float" office:value="12617.3393573769">
                <text:p>12617.3393573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76139807701111">
                <text:p>8.76139807701111</text:p>
              </table:table-cell>
              <table:table-cell office:value-type="float" office:value="12454.1719573006">
                <text:p>12454.1719573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38656258583069">
                <text:p>9.38656258583069</text:p>
              </table:table-cell>
              <table:table-cell office:value-type="float" office:value="11772.9012062712">
                <text:p>11772.90120627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0119349956512">
                <text:p>10.0119349956512</text:p>
              </table:table-cell>
              <table:table-cell office:value-type="float" office:value="10720.0124193577">
                <text:p>10720.0124193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6388580799103">
                <text:p>10.6388580799103</text:p>
              </table:table-cell>
              <table:table-cell office:value-type="float" office:value="9455.70541082622">
                <text:p>9455.705410826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647705078125">
                <text:p>11.2647705078125</text:p>
              </table:table-cell>
              <table:table-cell office:value-type="float" office:value="8282.3087845922">
                <text:p>8282.3087845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8890850543976">
                <text:p>11.8890850543976</text:p>
              </table:table-cell>
              <table:table-cell office:value-type="float" office:value="7393.70886878882">
                <text:p>7393.70886878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5138049125671">
                <text:p>12.5138049125671</text:p>
              </table:table-cell>
              <table:table-cell office:value-type="float" office:value="6915.09953382578">
                <text:p>6915.09953382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389131546021">
                <text:p>13.1389131546021</text:p>
              </table:table-cell>
              <table:table-cell office:value-type="float" office:value="6961.99427131684">
                <text:p>6961.99427131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7632110118866">
                <text:p>13.7632110118866</text:p>
              </table:table-cell>
              <table:table-cell office:value-type="float" office:value="7560.49367289225">
                <text:p>7560.49367289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387885093689">
                <text:p>14.387885093689</text:p>
              </table:table-cell>
              <table:table-cell office:value-type="float" office:value="8542.05441756776">
                <text:p>8542.05441756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013188123703">
                <text:p>15.013188123703</text:p>
              </table:table-cell>
              <table:table-cell office:value-type="float" office:value="9748.8732780699">
                <text:p>9748.8732780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63813996315">
                <text:p>15.63813996315</text:p>
              </table:table-cell>
              <table:table-cell office:value-type="float" office:value="10983.2463347472">
                <text:p>10983.2463347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642138004303">
                <text:p>16.2642138004303</text:p>
              </table:table-cell>
              <table:table-cell office:value-type="float" office:value="11947.4725736726">
                <text:p>11947.4725736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8896160125732">
                <text:p>16.8896160125732</text:p>
              </table:table-cell>
              <table:table-cell office:value-type="float" office:value="12523.140865082">
                <text:p>12523.1408650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5147042274475">
                <text:p>17.5147042274475</text:p>
              </table:table-cell>
              <table:table-cell office:value-type="float" office:value="12580.6243228914">
                <text:p>12580.6243228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1403768062592">
                <text:p>18.1403768062592</text:p>
              </table:table-cell>
              <table:table-cell office:value-type="float" office:value="12082.9971713942">
                <text:p>12082.99717139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7653324604034">
                <text:p>18.7653324604034</text:p>
              </table:table-cell>
              <table:table-cell office:value-type="float" office:value="11175.1929175883">
                <text:p>11175.19291758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3905398845673">
                <text:p>19.3905398845673</text:p>
              </table:table-cell>
              <table:table-cell office:value-type="float" office:value="9980.68762274483">
                <text:p>9980.687622744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0151886940002">
                <text:p>20.0151886940002</text:p>
              </table:table-cell>
              <table:table-cell office:value-type="float" office:value="8747.31515931308">
                <text:p>8747.31515931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6419742107391">
                <text:p>20.6419742107391</text:p>
              </table:table-cell>
              <table:table-cell office:value-type="float" office:value="7670.8856085501">
                <text:p>7670.8856085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2665498256683">
                <text:p>21.2665498256683</text:p>
              </table:table-cell>
              <table:table-cell office:value-type="float" office:value="7044.78352152569">
                <text:p>7044.78352152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8924553394318">
                <text:p>21.8924553394318</text:p>
              </table:table-cell>
              <table:table-cell office:value-type="float" office:value="6876.43726625929">
                <text:p>6876.437266259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5174207687378">
                <text:p>22.5174207687378</text:p>
              </table:table-cell>
              <table:table-cell office:value-type="float" office:value="7258.00146263584">
                <text:p>7258.001462635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1418988704681">
                <text:p>23.1418988704681</text:p>
              </table:table-cell>
              <table:table-cell office:value-type="float" office:value="8121.98215749464">
                <text:p>8121.98215749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7671189308166">
                <text:p>23.7671189308166</text:p>
              </table:table-cell>
              <table:table-cell office:value-type="float" office:value="9263.93819925007">
                <text:p>9263.93819925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3920357227325">
                <text:p>24.3920357227325</text:p>
              </table:table-cell>
              <table:table-cell office:value-type="float" office:value="10510.1992536696">
                <text:p>10510.1992536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0174794197083">
                <text:p>25.0174794197083</text:p>
              </table:table-cell>
              <table:table-cell office:value-type="float" office:value="11601.3640157954">
                <text:p>11601.3640157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6424975395203">
                <text:p>25.6424975395203</text:p>
              </table:table-cell>
              <table:table-cell office:value-type="float" office:value="12364.44153383">
                <text:p>12364.44153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676894664764">
                <text:p>26.2676894664764</text:p>
              </table:table-cell>
              <table:table-cell office:value-type="float" office:value="12616.9255550111">
                <text:p>12616.9255550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8927025794983">
                <text:p>26.8927025794983</text:p>
              </table:table-cell>
              <table:table-cell office:value-type="float" office:value="12351.7408501637">
                <text:p>12351.7408501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5185551643372">
                <text:p>27.5185551643372</text:p>
              </table:table-cell>
              <table:table-cell office:value-type="float" office:value="11568.2193784724">
                <text:p>11568.2193784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1439280509949">
                <text:p>28.1439280509949</text:p>
              </table:table-cell>
              <table:table-cell office:value-type="float" office:value="10464.1568888191">
                <text:p>10464.15688881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7691869735718">
                <text:p>28.7691869735718</text:p>
              </table:table-cell>
              <table:table-cell office:value-type="float" office:value="9212.18361228831">
                <text:p>9212.18361228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.393767118454">
                <text:p>29.393767118454</text:p>
              </table:table-cell>
              <table:table-cell office:value-type="float" office:value="8082.22938459254">
                <text:p>8082.22938459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.0191407203674">
                <text:p>30.0191407203674</text:p>
              </table:table-cell>
              <table:table-cell office:value-type="float" office:value="7240.47191334221">
                <text:p>7240.471913342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6435256004333">
                <text:p>30.6435256004333</text:p>
              </table:table-cell>
              <table:table-cell office:value-type="float" office:value="6880.37160596596">
                <text:p>6880.37160596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.2684495449066">
                <text:p>31.2684495449066</text:p>
              </table:table-cell>
              <table:table-cell office:value-type="float" office:value="7053.65835152212">
                <text:p>7053.65835152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8935141563416">
                <text:p>31.8935141563416</text:p>
              </table:table-cell>
              <table:table-cell office:value-type="float" office:value="7730.4008443341">
                <text:p>7730.40084433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5177817344665">
                <text:p>32.5177817344665</text:p>
              </table:table-cell>
              <table:table-cell office:value-type="float" office:value="8791.1020727415">
                <text:p>8791.1020727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1436541080475">
                <text:p>33.1436541080475</text:p>
              </table:table-cell>
              <table:table-cell office:value-type="float" office:value="10008.4302557732">
                <text:p>10008.43025577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7695775032043">
                <text:p>33.7695775032043</text:p>
              </table:table-cell>
              <table:table-cell office:value-type="float" office:value="11196.2582869166">
                <text:p>11196.2582869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951804637909">
                <text:p>34.3951804637909</text:p>
              </table:table-cell>
              <table:table-cell office:value-type="float" office:value="12109.9171156367">
                <text:p>12109.9171156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.0204291343689">
                <text:p>35.0204291343689</text:p>
              </table:table-cell>
              <table:table-cell office:value-type="float" office:value="12577.3957947487">
                <text:p>12577.3957947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6451272964478">
                <text:p>35.6451272964478</text:p>
              </table:table-cell>
              <table:table-cell office:value-type="float" office:value="12524.4485656296">
                <text:p>12524.44856562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.270562171936">
                <text:p>36.270562171936</text:p>
              </table:table-cell>
              <table:table-cell office:value-type="float" office:value="11921.3051465655">
                <text:p>11921.30514656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8958840370178">
                <text:p>36.8958840370178</text:p>
              </table:table-cell>
              <table:table-cell office:value-type="float" office:value="10938.3669146215">
                <text:p>10938.3669146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.5214121341705">
                <text:p>37.5214121341705</text:p>
              </table:table-cell>
              <table:table-cell office:value-type="float" office:value="9706.99801917554">
                <text:p>9706.998019175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.1470370292664">
                <text:p>38.1470370292664</text:p>
              </table:table-cell>
              <table:table-cell office:value-type="float" office:value="8490.71071442318">
                <text:p>8490.71071442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7764911651611">
                <text:p>38.7764911651611</text:p>
              </table:table-cell>
              <table:table-cell office:value-type="float" office:value="7460.43235274734">
                <text:p>7460.432352747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4178140163422">
                <text:p>39.4178140163422</text:p>
              </table:table-cell>
              <table:table-cell office:value-type="float" office:value="6773.49948157982">
                <text:p>6773.49948157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.0480325222015">
                <text:p>40.0480325222015</text:p>
              </table:table-cell>
              <table:table-cell office:value-type="float" office:value="6867.45939663939">
                <text:p>6867.45939663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.6821780204773">
                <text:p>40.6821780204773</text:p>
              </table:table-cell>
              <table:table-cell office:value-type="float" office:value="7342.16360860351">
                <text:p>7342.16360860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.311751127243">
                <text:p>41.311751127243</text:p>
              </table:table-cell>
              <table:table-cell office:value-type="float" office:value="8348.51416541791">
                <text:p>8348.514165417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.9412569999695">
                <text:p>41.9412569999695</text:p>
              </table:table-cell>
              <table:table-cell office:value-type="float" office:value="9543.99356749266">
                <text:p>9543.993567492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.5716664791107">
                <text:p>42.5716664791107</text:p>
              </table:table-cell>
              <table:table-cell office:value-type="float" office:value="10761.2595058713">
                <text:p>10761.2595058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.2014050483704">
                <text:p>43.2014050483704</text:p>
              </table:table-cell>
              <table:table-cell office:value-type="float" office:value="11789.0190666392">
                <text:p>11789.01906663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8319673538208">
                <text:p>43.8319673538208</text:p>
              </table:table-cell>
              <table:table-cell office:value-type="float" office:value="12395.2858146455">
                <text:p>12395.2858146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.4633986949921">
                <text:p>44.4633986949921</text:p>
              </table:table-cell>
              <table:table-cell office:value-type="float" office:value="12466.9136400451">
                <text:p>12466.91364004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.0985813140869">
                <text:p>45.0985813140869</text:p>
              </table:table-cell>
              <table:table-cell office:value-type="float" office:value="11952.4681119562">
                <text:p>11952.46811195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.752124786377">
                <text:p>45.752124786377</text:p>
              </table:table-cell>
              <table:table-cell office:value-type="float" office:value="10710.8406659954">
                <text:p>10710.84066599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.4125833511353">
                <text:p>46.4125833511353</text:p>
              </table:table-cell>
              <table:table-cell office:value-type="float" office:value="9411.6426550919">
                <text:p>9411.64265509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0737271308899">
                <text:p>47.0737271308899</text:p>
              </table:table-cell>
              <table:table-cell office:value-type="float" office:value="8167.66362379455">
                <text:p>8167.66362379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.7346680164337">
                <text:p>47.7346680164337</text:p>
              </table:table-cell>
              <table:table-cell office:value-type="float" office:value="7165.5424919026">
                <text:p>7165.54249190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.3953936100006">
                <text:p>48.3953936100006</text:p>
              </table:table-cell>
              <table:table-cell office:value-type="float" office:value="6586.69808218862">
                <text:p>6586.698082188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.056399345398">
                <text:p>49.056399345398</text:p>
              </table:table-cell>
              <table:table-cell office:value-type="float" office:value="6547.59825555581">
                <text:p>6547.598255555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.7187516689301">
                <text:p>49.7187516689301</text:p>
              </table:table-cell>
              <table:table-cell office:value-type="float" office:value="7065.72594936048">
                <text:p>7065.72594936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.3824353218079">
                <text:p>50.3824353218079</text:p>
              </table:table-cell>
              <table:table-cell office:value-type="float" office:value="8027.92109900129">
                <text:p>8027.92109900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